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cripts/>
  <office:font-face-decls/>
  <office:automatic-styles>
    <style:style style:name="ta-0x1be0210" style:family="table" style:master-page-name="ta-mp-0x1be0210">
      <style:table-properties table:display="true" style:writing-mode="lr-tb"/>
    </style:style>
    <style:style style:name="ta-0x1be0400" style:family="table" style:master-page-name="ta-mp-0x1be0400">
      <style:table-properties table:display="true" style:writing-mode="lr-tb"/>
    </style:style>
    <style:style style:name="ta-0x1be05f0" style:family="table" style:master-page-name="ta-mp-0x1be05f0">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75%"/>
    </style:style>
    <style:style style:name="AC-superscript" style:family="text">
      <style:text-properties style:text-position="super 75%"/>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00pt" style:use-optimal-column-width="true"/>
    </style:style>
    <style:style style:name="ACE-0x1d4cb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bold" fo:font-style="normal" style:text-line-through-type="none" style:text-line-through-style="none" style:text-underline-type="none" style:text-underline-style="none" style:text-underline-width="auto" style:text-position="0% 100%" fo:font-size="10.00pt" fo:color="#000000" fo:font-family="Sans"/>
    </style:style>
    <style:style style:name="ACE-0x1d4cd9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800000" fo:font-family="Sans"/>
    </style:style>
    <style:style style:name="ACE-0x1d4ca3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1d4cc7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993300" fo:font-family="Sans"/>
    </style:style>
    <style:style style:name="ACE-0x1d4ceb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1d4cfd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OL-1" style:family="table-column">
      <style:table-column-properties style:column-width="60.60pt" style:use-optimal-column-width="true"/>
    </style:style>
    <style:style style:name="ACOL-2" style:family="table-column">
      <style:table-column-properties style:column-width="243.00pt" style:use-optimal-column-width="false"/>
    </style:style>
    <style:style style:name="ACOL-3" style:family="table-column">
      <style:table-column-properties style:column-width="145.20pt" style:use-optimal-column-width="false"/>
    </style:style>
    <style:style style:name="ACOL-4" style:family="table-column"/>
    <style:style style:name="AROW-1" style:family="table-row">
      <style:table-row-properties style:row-height="15.60pt" style:use-optimal-row-height="true"/>
    </style:style>
    <style:style style:name="AROW-2" style:family="table-row">
      <style:table-row-properties style:row-height="12.60pt" style:use-optimal-row-height="false"/>
    </style:style>
    <style:style style:name="AROW-3"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x1be0210" table:print="true">
        <office:forms form:automatic-focus="false" form:apply-design-mode="false">
          <form:form/>
        </office:forms>
        <table:table-column table:style-name="ACOL-1"/>
        <table:table-column table:style-name="ACOL-2"/>
        <table:table-column table:style-name="ACOL-3"/>
        <table:table-column table:style-name="ACOL-0"/>
        <table:table-column table:style-name="ACOL-0" table:number-columns-repeated="252"/>
        <table:table-row table:style-name="AROW-1">
          <table:table-cell table:style-name="ACE-0x1d4cb58" office:value-type="string" office:string-value="sample?">
            <text:p>sample?</text:p>
          </table:table-cell>
          <table:table-cell table:style-name="ACE-0x1d4cb58" office:value-type="string" office:string-value="TBC-Extended HMIS XML">
            <text:p>TBC-Extended HMIS XML</text:p>
          </table:table-cell>
          <table:table-cell table:style-name="ACE-0x1d4cb58" office:value-type="string" office:string-value="HL-7 CCD">
            <text:p>HL-7 CCD</text:p>
          </table:table-cell>
          <table:table-cell table:number-columns-repeated="253" table:style-name="Gnumeric-default"/>
        </table:table-row>
        <table:table-row table:style-name="AROW-1">
          <table:table-cell table:style-name="Gnumeric-default"/>
          <table:table-cell table:style-name="Gnumeric-default" office:value-type="string" office:string-value="Source">
            <text:p>Source</text:p>
          </table:table-cell>
          <table:table-cell table:style-name="Gnumeric-default" office:value-type="string" office:string-value="ClinicalDocument.recordTarget.providerOrganization?">
            <text:p>ClinicalDocument.recordTarget.providerOrganization?</text:p>
          </table:table-cell>
          <table:table-cell table:number-columns-repeated="253" table:style-name="Gnumeric-default"/>
        </table:table-row>
        <table:table-row table:style-name="AROW-1">
          <table:table-cell table:style-name="Gnumeric-default"/>
          <table:table-cell table:style-name="Gnumeric-default" office:value-type="string" office:string-value="SourceIDID&gt;Str&gt;003">
            <text:p>SourceIDID&gt;Str&gt;003</text:p>
          </table:table-cell>
          <table:table-cell table:style-name="Gnumeric-default" office:value-type="string" office:string-value="ClinicalDocument.recordTarget.providerOrganization.id">
            <text:p>ClinicalDocument.recordTarget.providerOrganization.id</text:p>
          </table:table-cell>
          <table:table-cell table:number-columns-repeated="253" table:style-name="Gnumeric-default"/>
        </table:table-row>
        <table:table-row table:style-name="AROW-1">
          <table:table-cell table:style-name="Gnumeric-default"/>
          <table:table-cell table:style-name="ACE-0x1d4cc78" office:value-type="string" office:string-value="SoftwareVendor&gt;Vendor Name Here">
            <text:p>SoftwareVendor&gt;Vendor Name Here</text:p>
          </table:table-cell>
          <table:table-cell table:number-columns-repeated="254" table:style-name="Gnumeric-default"/>
        </table:table-row>
        <table:table-row table:style-name="AROW-1">
          <table:table-cell table:style-name="Gnumeric-default"/>
          <table:table-cell table:style-name="ACE-0x1d4cc78" office:value-type="string" office:string-value="SoftwareVersion&gt;7.1">
            <text:p>SoftwareVersion&gt;7.1</text:p>
          </table:table-cell>
          <table:table-cell table:number-columns-repeated="254" table:style-name="Gnumeric-default"/>
        </table:table-row>
        <table:table-row table:style-name="AROW-1">
          <table:table-cell table:style-name="Gnumeric-default"/>
          <table:table-cell table:style-name="Gnumeric-default" office:value-type="string" office:string-value="SourceName&gt;Source Name Here">
            <text:p>SourceName&gt;Source Name Here</text:p>
          </table:table-cell>
          <table:table-cell table:style-name="Gnumeric-default" office:value-type="string" office:string-value="ClinicalDocument.documentationOf.serviceEvent.performer">
            <text:p>ClinicalDocument.documentationOf.serviceEvent.performer</text:p>
          </table:table-cell>
          <table:table-cell table:number-columns-repeated="253" table:style-name="Gnumeric-default"/>
        </table:table-row>
        <table:table-row table:style-name="AROW-1">
          <table:table-cell table:style-name="Gnumeric-default"/>
          <table:table-cell table:style-name="ACE-0x1d4cd98" office:value-type="string" office:string-value="ExportID &gt;IDNum&gt;1">
            <text:p>ExportID &gt;IDNum&gt;1</text:p>
          </table:table-cell>
          <table:table-cell table:number-columns-repeated="254" table:style-name="Gnumeric-default"/>
        </table:table-row>
        <table:table-row table:style-name="AROW-1">
          <table:table-cell table:style-name="Gnumeric-default"/>
          <table:table-cell table:style-name="ACE-0x1d4cc78" office:value-type="string" office:string-value="ExportDate&gt;2011-09-23T18">
            <text:p>ExportDate&gt;2011-09-23T18</text:p>
          </table:table-cell>
          <table:table-cell table:number-columns-repeated="254" table:style-name="Gnumeric-default"/>
        </table:table-row>
        <table:table-row table:style-name="AROW-1">
          <table:table-cell table:style-name="Gnumeric-default"/>
          <table:table-cell table:style-name="Gnumeric-default" office:value-type="string" office:string-value="ExportPeriod&gt;StartDate&gt;2011-09-01T00">
            <text:p>ExportPeriod&gt;StartDate&gt;2011-09-01T00</text:p>
          </table:table-cell>
          <table:table-cell table:style-name="Gnumeric-default" office:value-type="string" office:string-value="ClinicalDocument.documentationOf.serviceEvent.effectiveTime">
            <text:p>ClinicalDocument.documentationOf.serviceEvent.effectiveTime</text:p>
          </table:table-cell>
          <table:table-cell table:number-columns-repeated="253" table:style-name="Gnumeric-default"/>
        </table:table-row>
        <table:table-row table:style-name="AROW-1">
          <table:table-cell table:style-name="Gnumeric-default"/>
          <table:table-cell table:style-name="Gnumeric-default" office:value-type="string" office:string-value="EndDate&gt;2011-09-02T23">
            <text:p>EndDate&gt;2011-09-02T23</text:p>
          </table:table-cell>
          <table:table-cell table:number-columns-repeated="254" table:style-name="Gnumeric-default"/>
        </table:table-row>
        <table:table-row table:style-name="AROW-1">
          <table:table-cell table:style-name="Gnumeric-default"/>
          <table:table-cell table:style-name="Gnumeric-default" office:value-type="string" office:string-value="Person&gt;">
            <text:p>Person&gt;</text:p>
          </table:table-cell>
          <table:table-cell table:style-name="Gnumeric-default" office:value-type="string" office:string-value="recordTarget.patientRole.patient">
            <text:p>recordTarget.patientRole.patient</text:p>
          </table:table-cell>
          <table:table-cell table:number-columns-repeated="253" table:style-name="Gnumeric-default"/>
        </table:table-row>
        <table:table-row table:style-name="AROW-1">
          <table:table-cell table:style-name="Gnumeric-default"/>
          <table:table-cell table:style-name="ACE-0x1d4cc78" office:value-type="string" office:string-value="PersonID&gt;IDNum&gt;2090888539">
            <text:p>PersonID&gt;IDNum&gt;2090888539</text:p>
          </table:table-cell>
          <table:table-cell table:number-columns-repeated="254" table:style-name="Gnumeric-default"/>
        </table:table-row>
        <table:table-row table:style-name="AROW-1">
          <table:table-cell table:style-name="Gnumeric-default"/>
          <table:table-cell table:style-name="Gnumeric-default" office:value-type="string" office:string-value="DateOfBirth&gt;Unhashed&gt; 1984-Apr-21">
            <text:p>DateOfBirth&gt;Unhashed&gt; 1984-Apr-21</text:p>
          </table:table-cell>
          <table:table-cell table:style-name="Gnumeric-default" office:value-type="string" office:string-value="recordTarget.patientRole.patient.birthTime@value=&quot;19770701&quot;">
            <text:p>recordTarget.patientRole.patient.birthTime@value="19770701"</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11-05-27T18">
            <text:p>dateCollected="2011-05-27T18</text:p>
          </table:table-cell>
          <table:table-cell table:number-columns-repeated="254" table:style-name="Gnumeric-default"/>
        </table:table-row>
        <table:table-row table:style-name="AROW-1">
          <table:table-cell table:style-name="Gnumeric-default"/>
          <table:table-cell table:style-name="Gnumeric-default" office:value-type="string" office:string-value="DateOfBirthType">
            <text:p>DateOfBirthType</text:p>
          </table:table-cell>
          <table:table-cell table:style-name="Gnumeric-default"/>
          <table:table-cell table:style-name="Gnumeric-default" office:value-type="string" office:string-value="It's very unlikely this will be in CDA CCD, since it's HUD-specific">
            <text:p>It's very unlikely this will be in CDA CCD, since it's HUD-specific</text:p>
          </table:table-cell>
          <table:table-cell table:number-columns-repeated="252" table:style-name="Gnumeric-default"/>
        </table:table-row>
        <table:table-row table:style-name="AROW-1">
          <table:table-cell table:style-name="Gnumeric-default"/>
          <table:table-cell table:style-name="Gnumeric-default" office:value-type="string" office:string-value="dateCollected=&quot;2011-05-27T18">
            <text:p>dateCollected="2011-05-27T18</text:p>
          </table:table-cell>
          <table:table-cell table:number-columns-repeated="254" table:style-name="Gnumeric-default"/>
        </table:table-row>
        <table:table-row table:style-name="AROW-2">
          <table:table-cell table:style-name="Gnumeric-default"/>
          <table:table-cell table:style-name="Gnumeric-default" office:value-type="string" office:string-value="Ethnicity&gt;Unhashed&gt; 1">
            <text:p>Ethnicity&gt;Unhashed&gt; 1</text:p>
          </table:table-cell>
          <table:table-cell table:style-name="Gnumeric-default" office:value-type="string" office:string-value="CONF-254: A patient’s ethnicity SHOULD be represented as ClinicalDocument .recordTarget .patientRole.patient.ethnicGroupCode.  Additional information MAY be represented as social history observations.&#10;CONF-255: The value for “ClinicalDocument.recordTarget.patientRole.patient.ethnicGroupCode” MAY be selected from codeSystem 2.16.840.1.113883.5.50 (Ethnicity).">
            <text:p>CONF-254: A patient’s ethnicity SHOULD be represented as ClinicalDocument .recordTarget .patientRole.patient.ethnicGroupCode. <text:s/>Additional information MAY be represented as social history observations.<text:line-break/>CONF-255: The value for “ClinicalDocument.recordTarget.patientRole.patient.ethnicGroupCode” MAY be selected from codeSystem 2.16.840.1.113883.5.50 (Ethnicity).</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11-06-25T18">
            <text:p>dateCollected="2011-06-25T18</text:p>
          </table:table-cell>
          <table:table-cell table:number-columns-repeated="254" table:style-name="Gnumeric-default"/>
        </table:table-row>
        <table:table-row table:style-name="AROW-1">
          <table:table-cell table:style-name="Gnumeric-default"/>
          <table:table-cell table:style-name="ACE-0x1d4cd98" office:value-type="string" office:string-value="Ethnicity&gt;">
            <text:p>Ethnicity&gt;</text:p>
          </table:table-cell>
          <table:table-cell table:number-columns-repeated="254" table:style-name="Gnumeric-default"/>
        </table:table-row>
        <table:table-row table:style-name="AROW-1">
          <table:table-cell table:style-name="Gnumeric-default"/>
          <table:table-cell table:style-name="Gnumeric-default" office:value-type="string" office:string-value="Gender&gt;Unhashed&gt; 2">
            <text:p>Gender&gt;Unhashed&gt; 2</text:p>
          </table:table-cell>
          <table:table-cell table:style-name="Gnumeric-default" office:value-type="string" office:string-value="patient.administrativeGenderCode">
            <text:p>patient.administrativeGenderCode</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11-06-25T18">
            <text:p>dateCollected="2011-06-25T18</text:p>
          </table:table-cell>
          <table:table-cell table:number-columns-repeated="254" table:style-name="Gnumeric-default"/>
        </table:table-row>
        <table:table-row table:style-name="AROW-1">
          <table:table-cell table:style-name="Gnumeric-default"/>
          <table:table-cell table:style-name="Gnumeric-default" office:value-type="string" office:string-value="LegalFirstName&gt; Unhashed&gt; Harold">
            <text:p>LegalFirstName&gt; Unhashed&gt; Harold</text:p>
          </table:table-cell>
          <table:table-cell table:style-name="Gnumeric-default" office:value-type="string" office:string-value="patient.name.given">
            <text:p>patient.name.given</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11-01-27T18">
            <text:p>dateCollected="2011-01-27T18</text:p>
          </table:table-cell>
          <table:table-cell table:number-columns-repeated="254" table:style-name="Gnumeric-default"/>
        </table:table-row>
        <table:table-row table:style-name="AROW-1">
          <table:table-cell table:style-name="Gnumeric-default"/>
          <table:table-cell table:style-name="Gnumeric-default" office:value-type="string" office:string-value="LegalLastName&gt;Unhashed&gt; Smith">
            <text:p>LegalLastName&gt;Unhashed&gt; Smith</text:p>
          </table:table-cell>
          <table:table-cell table:style-name="Gnumeric-default" office:value-type="string" office:string-value="patient.name.family">
            <text:p>patient.name.family</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11-03-05T18">
            <text:p>dateCollected="2011-03-05T18</text:p>
          </table:table-cell>
          <table:table-cell table:number-columns-repeated="254" table:style-name="Gnumeric-default"/>
        </table:table-row>
        <table:table-row table:style-name="AROW-1">
          <table:table-cell table:style-name="Gnumeric-default"/>
          <table:table-cell table:style-name="Gnumeric-default" office:value-type="string" office:string-value="LegalMiddleName&gt;Unhashed&gt; Barclay">
            <text:p>LegalMiddleName&gt;Unhashed&gt; Barclay</text:p>
          </table:table-cell>
          <table:table-cell table:style-name="Gnumeric-default" office:value-type="string" office:string-value="patient.name.given">
            <text:p>patient.name.given</text:p>
          </table:table-cell>
          <table:table-cell table:style-name="Gnumeric-default" office:value-type="string" office:string-value="HL7 Version 3 does not distinguish between “First” and “Middle” given names except by position.">
            <text:p>HL7 Version 3 does not distinguish between “First” and “Middle” given names except by position.</text:p>
          </table:table-cell>
          <table:table-cell table:number-columns-repeated="252" table:style-name="Gnumeric-default"/>
        </table:table-row>
        <table:table-row table:style-name="AROW-1">
          <table:table-cell table:style-name="Gnumeric-default"/>
          <table:table-cell table:style-name="Gnumeric-default" office:value-type="string" office:string-value="dateCollected=&quot;2011-03-05T18">
            <text:p>dateCollected="2011-03-05T18</text:p>
          </table:table-cell>
          <table:table-cell table:number-columns-repeated="254" table:style-name="Gnumeric-default"/>
        </table:table-row>
        <table:table-row table:style-name="AROW-1">
          <table:table-cell table:style-name="Gnumeric-default"/>
          <table:table-cell table:style-name="Gnumeric-default" office:value-type="string" office:string-value="Need&gt;">
            <text:p>Need&gt;</text:p>
          </table:table-cell>
          <table:table-cell table:style-name="Gnumeric-default" office:value-type="string" office:string-value="3.5 Problems?  Mapping task perhaps... 5.5.2: Problems should be coded using SNOMED CT, and ICD-9 CM codes, Procedures using SNOMED CT, LOINC and CPT codes, Products and Agents using RxNorm, and Results using CPT and LOINC.">
            <text:p>3.5 Problems? <text:s/>Mapping task perhaps... 5.5.2: Problems should be coded using SNOMED CT, and ICD-9 CM codes, Procedures using SNOMED CT, LOINC and CPT codes, Products and Agents using RxNorm, and Results using CPT and LOINC.</text:p>
          </table:table-cell>
          <table:table-cell table:number-columns-repeated="253" table:style-name="Gnumeric-default"/>
        </table:table-row>
        <table:table-row table:style-name="AROW-1">
          <table:table-cell table:style-name="Gnumeric-default"/>
          <table:table-cell table:style-name="Gnumeric-default" office:value-type="string" office:string-value="NeedID&gt;IDNum&gt;345">
            <text:p>NeedID&gt;IDNum&gt;345</text:p>
          </table:table-cell>
          <table:table-cell table:number-columns-repeated="254" table:style-name="Gnumeric-default"/>
        </table:table-row>
        <table:table-row table:style-name="AROW-1">
          <table:table-cell table:style-name="Gnumeric-default"/>
          <table:table-cell table:style-name="ACE-0x1d4cc78" office:value-type="string" office:string-value="SiteServiceID&gt;1766">
            <text:p>SiteServiceID&gt;1766</text:p>
          </table:table-cell>
          <table:table-cell table:number-columns-repeated="254" table:style-name="Gnumeric-default"/>
        </table:table-row>
        <table:table-row table:style-name="AROW-1">
          <table:table-cell table:style-name="Gnumeric-default"/>
          <table:table-cell table:style-name="ACE-0x1d4cc78" office:value-type="string" office:string-value="NeedStatus&gt;1">
            <text:p>NeedStatus&gt;1</text:p>
          </table:table-cell>
          <table:table-cell table:number-columns-repeated="254" table:style-name="Gnumeric-default"/>
        </table:table-row>
        <table:table-row table:style-name="AROW-1">
          <table:table-cell table:style-name="Gnumeric-default"/>
          <table:table-cell table:style-name="Gnumeric-default" office:value-type="string" office:string-value="Taxonomy&gt;">
            <text:p>Taxonomy&gt;</text:p>
          </table:table-cell>
          <table:table-cell table:style-name="Gnumeric-default" office:value-type="string" office:string-value="CD@codeSystemName See 5.5.1 Coded Information  from CDA.html: &quot;Where vocabulary is either too large or is subject to change, it is preferable to maintain it external to the CDA Schema and incorporate it by reference. In these cases, XML schema validation will not suffice for conformance.&quot;">
            <text:p>CD@codeSystemName See 5.5.1 Coded Information <text:s/>from CDA.html: "Where vocabulary is either too large or is subject to change, it is preferable to maintain it external to the CDA Schema and incorporate it by reference. In these cases, XML schema validation will not suffice for conformance."</text:p>
          </table:table-cell>
          <table:table-cell table:number-columns-repeated="253" table:style-name="Gnumeric-default"/>
        </table:table-row>
        <table:table-row table:style-name="AROW-1">
          <table:table-cell table:style-name="Gnumeric-default"/>
          <table:table-cell table:style-name="Gnumeric-default" office:value-type="string" office:string-value="Code&gt;789.987">
            <text:p>Code&gt;789.987</text:p>
          </table:table-cell>
          <table:table-cell table:style-name="Gnumeric-default" office:value-type="string" office:string-value="CD@code">
            <text:p>CD@code</text:p>
          </table:table-cell>
          <table:table-cell table:style-name="Gnumeric-default" office:value-type="string" office:string-value="Note: if direct match can't be found, one thing we could do it put in the body, and then reference with a originalText/reference, similar to a ccr:Text (see page 96 of CCD-final.pdf">
            <text:p>Note: if direct match can't be found, one thing we could do it put in the body, and then reference with a originalText/reference, similar to a ccr:Text (see page 96 of CCD-final.pdf</text:p>
          </table:table-cell>
          <table:table-cell table:number-columns-repeated="252" table:style-name="Gnumeric-default"/>
        </table:table-row>
        <table:table-row table:style-name="AROW-1">
          <table:table-cell table:style-name="Gnumeric-default"/>
          <table:table-cell table:style-name="ACE-0x1d4cc78" office:value-type="string" office:string-value="PersonHistoricalID&gt;IDNum&gt;12345">
            <text:p>PersonHistoricalID&gt;IDNum&gt;12345</text:p>
          </table:table-cell>
          <table:table-cell table:number-columns-repeated="254" table:style-name="Gnumeric-default"/>
        </table:table-row>
        <table:table-row table:style-name="AROW-1">
          <table:table-cell table:style-name="Gnumeric-default"/>
          <table:table-cell table:style-name="ACE-0x1d4cc78" office:value-type="string" office:string-value="PersonPhoneNumber&gt; 2346543210">
            <text:p>PersonPhoneNumber&gt; 2346543210</text:p>
          </table:table-cell>
          <table:table-cell table:number-columns-repeated="254" table:style-name="Gnumeric-default"/>
        </table:table-row>
        <table:table-row table:style-name="AROW-1">
          <table:table-cell table:style-name="Gnumeric-default"/>
          <table:table-cell table:style-name="Gnumeric-default" office:value-type="string" office:string-value="dateCollected=&quot;2009-11-30T18">
            <text:p>dateCollected="2009-11-30T18</text:p>
          </table:table-cell>
          <table:table-cell table:number-columns-repeated="254" table:style-name="Gnumeric-default"/>
        </table:table-row>
        <table:table-row table:style-name="AROW-2">
          <table:table-cell table:style-name="Gnumeric-default"/>
          <table:table-cell table:style-name="Gnumeric-default" office:value-type="string" office:string-value="Race&gt;Unhashed&gt; 2">
            <text:p>Race&gt;Unhashed&gt; 2</text:p>
          </table:table-cell>
          <table:table-cell table:style-name="Gnumeric-default" office:value-type="string" office:string-value="CONF-252: A patient’s race SHOULD be represented as ClinicalDocument.recordTarget.patientRole.patient.raceCode.  Additional information MAY be represented as social history observations.&#10;CONF-253: The value for “ClinicalDocument.recordTarget.patientRole.patient.raceCode” MAY be selected from codeSystem 2.16.840.1.113883.5.104 (Race).">
            <text:p>CONF-252: A patient’s race SHOULD be represented as ClinicalDocument.recordTarget.patientRole.patient.raceCode. <text:s/>Additional information MAY be represented as social history observations.<text:line-break/>CONF-253: The value for “ClinicalDocument.recordTarget.patientRole.patient.raceCode” MAY be selected from codeSystem 2.16.840.1.113883.5.104 (Race).</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09-11-30T18">
            <text:p>dateCollected="2009-11-30T18</text:p>
          </table:table-cell>
          <table:table-cell table:number-columns-repeated="254" table:style-name="Gnumeric-default"/>
        </table:table-row>
        <table:table-row table:style-name="AROW-1">
          <table:table-cell table:style-name="Gnumeric-default"/>
          <table:table-cell table:style-name="ACE-0x1d4cc78" office:value-type="string" office:string-value="ServiceEventID&gt;IDNum&gt;11111">
            <text:p>ServiceEventID&gt;IDNum&gt;11111</text:p>
          </table:table-cell>
          <table:table-cell table:number-columns-repeated="254" table:style-name="Gnumeric-default"/>
        </table:table-row>
        <table:table-row table:style-name="AROW-1">
          <table:table-cell table:style-name="Gnumeric-default"/>
          <table:table-cell table:style-name="Gnumeric-default" office:value-type="string" office:string-value="SiteServiceID&gt;1766">
            <text:p>SiteServiceID&gt;1766</text:p>
          </table:table-cell>
          <table:table-cell table:style-name="Gnumeric-default" office:value-type="string" office:string-value="ClinicalDocument.documentationOf.serviceEvent@classCode to “PCPR” (care provision)">
            <text:p>ClinicalDocument.documentationOf.serviceEvent@classCode to “PCPR” (care provision)</text:p>
          </table:table-cell>
          <table:table-cell table:number-columns-repeated="253" table:style-name="Gnumeric-default"/>
        </table:table-row>
        <table:table-row table:style-name="AROW-1">
          <table:table-cell table:style-name="Gnumeric-default"/>
          <table:table-cell table:style-name="ACE-0x1d4cc78" office:value-type="string" office:string-value="IsReferral&gt;1">
            <text:p>IsReferral&gt;1</text:p>
          </table:table-cell>
          <table:table-cell table:number-columns-repeated="254" table:style-name="Gnumeric-default"/>
        </table:table-row>
        <table:table-row table:style-name="AROW-1">
          <table:table-cell table:style-name="Gnumeric-default"/>
          <table:table-cell table:style-name="ACE-0x1d4cc78" office:value-type="string" office:string-value="ReferralID&gt;IDNum&gt;12345">
            <text:p>ReferralID&gt;IDNum&gt;12345</text:p>
          </table:table-cell>
          <table:table-cell table:number-columns-repeated="254" table:style-name="Gnumeric-default"/>
        </table:table-row>
        <table:table-row table:style-name="AROW-1">
          <table:table-cell table:style-name="Gnumeric-default"/>
          <table:table-cell table:style-name="Gnumeric-default" office:value-type="string" office:string-value="AgencyReferredToID&gt;IDNum&gt;11111">
            <text:p>AgencyReferredToID&gt;IDNum&gt;11111</text:p>
          </table:table-cell>
          <table:table-cell table:style-name="Gnumeric-default" office:value-type="string" office:string-value="ClinicalDocument.informationRecipient">
            <text:p>ClinicalDocument.informationRecipient</text:p>
          </table:table-cell>
          <table:table-cell table:number-columns-repeated="253" table:style-name="Gnumeric-default"/>
        </table:table-row>
        <table:table-row table:style-name="AROW-1">
          <table:table-cell table:style-name="Gnumeric-default"/>
          <table:table-cell table:style-name="ACE-0x1d4cc78" office:value-type="string" office:string-value="AgencyReferredToName&gt; Suncoast Center, Inc.">
            <text:p>AgencyReferredToName&gt; Suncoast Center, Inc.</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09-11-30T18">
            <text:p>dateCollected="2009-11-30T18</text:p>
          </table:table-cell>
          <table:table-cell table:number-columns-repeated="254" table:style-name="Gnumeric-default"/>
        </table:table-row>
        <table:table-row table:style-name="AROW-1">
          <table:table-cell table:style-name="Gnumeric-default"/>
          <table:table-cell table:style-name="ACE-0x1d4cc78" office:value-type="string" office:string-value="NeedID&gt;IDNum&gt;345">
            <text:p>NeedID&gt;IDNum&gt;345</text:p>
          </table:table-cell>
          <table:table-cell table:number-columns-repeated="254" table:style-name="Gnumeric-default"/>
        </table:table-row>
        <table:table-row table:style-name="AROW-1">
          <table:table-cell table:style-name="Gnumeric-default"/>
          <table:table-cell table:style-name="ACE-0x1d4cc78" office:value-type="string" office:string-value="SiteServiceID&gt;1766">
            <text:p>SiteServiceID&gt;1766</text:p>
          </table:table-cell>
          <table:table-cell table:number-columns-repeated="254" table:style-name="Gnumeric-default"/>
        </table:table-row>
        <table:table-row table:style-name="AROW-1">
          <table:table-cell table:style-name="Gnumeric-default"/>
          <table:table-cell table:style-name="ACE-0x1d4cc78" office:value-type="string" office:string-value="NeedStatus&gt;1">
            <text:p>NeedStatus&gt;1</text:p>
          </table:table-cell>
          <table:table-cell table:number-columns-repeated="254" table:style-name="Gnumeric-default"/>
        </table:table-row>
        <table:table-row table:style-name="AROW-1">
          <table:table-cell table:style-name="Gnumeric-default"/>
          <table:table-cell table:style-name="ACE-0x1d4cc78" office:value-type="string" office:string-value="ServiceEventProvisionDate&gt;2011-09-01">
            <text:p>ServiceEventProvisionDate&gt;2011-09-01</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ACE-0x1d4cc78" office:value-type="string" office:string-value="ServiceEventNotes&gt;note&gt;NoteID &gt;IDNum&gt;123456">
            <text:p>ServiceEventNotes&gt;note&gt;NoteID &gt;IDNum&gt;123456</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ACE-0x1d4cc78" office:value-type="string" office:string-value="NoteID&gt;IDNum&gt;123457">
            <text:p>NoteID&gt;IDNum&gt;123457</text:p>
          </table:table-cell>
          <table:table-cell table:number-columns-repeated="254" table:style-name="Gnumeric-default"/>
        </table:table-row>
        <table:table-row table:style-name="AROW-1">
          <table:table-cell table:style-name="Gnumeric-default"/>
          <table:table-cell table:style-name="ACE-0x1d4cc78" office:value-type="string" office:string-value="NoteText">
            <text:p>NoteText</text:p>
          </table:table-cell>
          <table:table-cell table:number-columns-repeated="254" table:style-name="Gnumeric-default"/>
        </table:table-row>
        <table:table-row table:style-name="AROW-1">
          <table:table-cell table:style-name="Gnumeric-default"/>
          <table:table-cell table:style-name="Gnumeric-default" office:value-type="string" office:string-value="dateCollected=&quot;2011-09-01T18">
            <text:p>dateCollected="2011-09-01T18</text:p>
          </table:table-cell>
          <table:table-cell table:number-columns-repeated="254" table:style-name="Gnumeric-default"/>
        </table:table-row>
        <table:table-row table:style-name="AROW-1">
          <table:table-cell table:style-name="Gnumeric-default"/>
          <table:table-cell table:style-name="Gnumeric-default" office:value-type="string" office:string-value="dateEffective=&quot;2011-09-01T18">
            <text:p>dateEffective="2011-09-01T18</text:p>
          </table:table-cell>
          <table:table-cell table:number-columns-repeated="254" table:style-name="Gnumeric-default"/>
        </table:table-row>
        <table:table-row table:style-name="AROW-1">
          <table:table-cell table:style-name="Gnumeric-default"/>
          <table:table-cell table:style-name="ACE-0x1d4cc78" office:value-type="string" office:string-value="note&gt; Here is some text about the particular service event.">
            <text:p>note&gt; Here is some text about the particular service event.</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11-09-01T18">
            <text:p>dateCollected="2011-09-01T18</text:p>
          </table:table-cell>
          <table:table-cell table:number-columns-repeated="254" table:style-name="Gnumeric-default"/>
        </table:table-row>
        <table:table-row table:style-name="AROW-1">
          <table:table-cell table:style-name="Gnumeric-default"/>
          <table:table-cell table:style-name="Gnumeric-default" office:value-type="string" office:string-value="dateEffective=&quot;2011-09-01T18">
            <text:p>dateEffective="2011-09-01T18</text:p>
          </table:table-cell>
          <table:table-cell table:number-columns-repeated="254" table:style-name="Gnumeric-default"/>
        </table:table-row>
        <table:table-row table:style-name="AROW-1">
          <table:table-cell table:style-name="Gnumeric-default"/>
          <table:table-cell table:style-name="ACE-0x1d4cc78" office:value-type="string" office:string-value="SocialSecurityNumber&gt;Unhashed&gt; 111111111">
            <text:p>SocialSecurityNumber&gt;Unhashed&gt; 111111111</text:p>
          </table:table-cell>
          <table:table-cell table:style-name="Gnumeric-default" office:value-type="string" office:string-value=" ">
            <text:p><text:s/></text:p>
          </table:table-cell>
          <table:table-cell table:style-name="Gnumeric-default" office:value-type="string" office:string-value="Each identifier has a value, and may have a type, date time, and issuer. It may also include a Source, Link, Reference or Comment.  2.16.840.1.113883.4.1">
            <text:p>Each identifier has a value, and may have a type, date time, and issuer. It may also include a Source, Link, Reference or Comment. <text:s/>2.16.840.1.113883.4.1</text:p>
          </table:table-cell>
          <table:table-cell table:number-columns-repeated="252" table:style-name="Gnumeric-default"/>
        </table:table-row>
        <table:table-row table:style-name="AROW-1">
          <table:table-cell table:style-name="Gnumeric-default"/>
          <table:table-cell table:style-name="Gnumeric-default" office:value-type="string" office:string-value="dateCollected=&quot;2010-09-15T18">
            <text:p>dateCollected="2010-09-15T18</text:p>
          </table:table-cell>
          <table:table-cell table:number-columns-repeated="254" table:style-name="Gnumeric-default"/>
        </table:table-row>
        <table:table-row table:style-name="AROW-1">
          <table:table-cell table:style-name="Gnumeric-default"/>
          <table:table-cell table:style-name="Gnumeric-default" office:value-type="string" office:string-value="SocialSecNumberQualityCode&gt; 2">
            <text:p>SocialSecNumberQualityCode&gt; 2</text:p>
          </table:table-cell>
          <table:table-cell table:style-name="Gnumeric-default"/>
          <table:table-cell table:style-name="Gnumeric-default" office:value-type="string" office:string-value="It's very unlikely this will be in CDA CCD, since it's such a HUD-specific thing">
            <text:p>It's very unlikely this will be in CDA CCD, since it's such a HUD-specific thing</text:p>
          </table:table-cell>
          <table:table-cell table:number-columns-repeated="252" table:style-name="Gnumeric-default"/>
        </table:table-row>
        <table:table-row table:style-name="AROW-1">
          <table:table-cell table:style-name="Gnumeric-default"/>
          <table:table-cell table:style-name="Gnumeric-default" office:value-type="string" office:string-value="dateCollected=&quot;2010-09-15T18">
            <text:p>dateCollected="2010-09-15T18</text:p>
          </table:table-cell>
          <table:table-cell table:number-columns-repeated="254" table:style-name="Gnumeric-default"/>
        </table:table-row>
        <table:table-row table:style-name="AROW-0">
          <table:table-cell table:number-columns-repeated="8" table:style-name="Gnumeric-default"/>
          <table:table-cell table:number-columns-repeated="56" table:style-name="Gnumeric-default"/>
          <table:table-cell table:number-columns-repeated="192" table:style-name="Gnumeric-default"/>
        </table:table-row>
        <table:table-row table:style-name="AROW-0" table:number-rows-repeated="2">
          <table:table-cell table:number-columns-repeated="8" table:style-name="Gnumeric-default"/>
          <table:table-cell table:number-columns-repeated="56" table:style-name="Gnumeric-default"/>
          <table:table-cell table:number-columns-repeated="192" table:style-name="Gnumeric-default"/>
        </table:table-row>
        <table:table-row table:style-name="AROW-0">
          <table:table-cell table:number-columns-repeated="8" table:style-name="Gnumeric-default"/>
          <table:table-cell table:number-columns-repeated="56" table:style-name="Gnumeric-default"/>
          <table:table-cell table:number-columns-repeated="192" table:style-name="Gnumeric-default"/>
        </table:table-row>
        <table:table-row table:style-name="AROW-0" table:number-rows-repeated="191">
          <table:table-cell table:number-columns-repeated="8" table:style-name="Gnumeric-default"/>
          <table:table-cell table:number-columns-repeated="56" table:style-name="Gnumeric-default"/>
          <table:table-cell table:number-columns-repeated="192" table:style-name="Gnumeric-default"/>
        </table:table-row>
        <table:table-row table:style-name="AROW-0">
          <table:table-cell table:number-columns-repeated="64" table:style-name="Gnumeric-default"/>
          <table:table-cell table:number-columns-repeated="192" table:style-name="Gnumeric-default"/>
        </table:table-row>
        <table:table-row table:style-name="AROW-0" table:number-rows-repeated="3839">
          <table:table-cell table:number-columns-repeated="64" table:style-name="Gnumeric-default"/>
          <table:table-cell table:number-columns-repeated="192" table:style-name="Gnumeric-default"/>
        </table:table-row>
        <table:table-row table:style-name="AROW-0">
          <table:table-cell table:number-columns-repeated="256" table:style-name="Gnumeric-default"/>
        </table:table-row>
        <table:table-row table:style-name="AROW-0" table:number-rows-repeated="61439">
          <table:table-cell table:number-columns-repeated="256" table:style-name="Gnumeric-default"/>
        </table:table-row>
        <table:named-expressions>
          <table:named-expression table:name="Print_Area" table:expression="of:=#REF!" table:base-cell-address="$'Sheet1'.$A$1"/>
          <table:named-expression table:name="Sheet_Title" table:expression="of:=&quot;Sheet1&quot;" table:base-cell-address="$'Sheet1'.$A$1"/>
        </table:named-expressions>
      </table:table>
      <table:table table:name="Sheet2" table:style-name="ta-0x1be0400" table:print="true">
        <office:forms form:automatic-focus="false" form:apply-design-mode="false">
          <form:form/>
        </office:forms>
        <table:table-column table:default-cell-style-name="ACE-0x1d4ceb8" table:style-name="ACOL-0"/>
        <table:table-column table:default-cell-style-name="ACE-0x1d4ceb8" table:style-name="ACOL-0" table:number-columns-repeated="255"/>
        <table:table-row table:style-name="AROW-0">
          <table:table-cell table:number-columns-repeated="256" table:style-name="ACE-0x1d4ceb8"/>
        </table:table-row>
        <table:table-row table:style-name="AROW-0">
          <table:table-cell table:number-columns-repeated="256" table:style-name="ACE-0x1d4ceb8"/>
        </table:table-row>
        <table:table-row table:style-name="AROW-0" table:number-rows-repeated="65534">
          <table:table-cell table:number-columns-repeated="256" table:style-name="ACE-0x1d4ceb8"/>
        </table:table-row>
        <table:named-expressions>
          <table:named-expression table:name="Print_Area" table:expression="of:=#REF!" table:base-cell-address="$'Sheet2'.$A$1"/>
          <table:named-expression table:name="Sheet_Title" table:expression="of:=&quot;Sheet2&quot;" table:base-cell-address="$'Sheet2'.$A$1"/>
        </table:named-expressions>
      </table:table>
      <table:table table:name="Sheet3" table:style-name="ta-0x1be05f0" table:print="true">
        <office:forms form:automatic-focus="false" form:apply-design-mode="false">
          <form:form/>
        </office:forms>
        <table:table-column table:default-cell-style-name="ACE-0x1d4cfd8" table:style-name="ACOL-0"/>
        <table:table-column table:default-cell-style-name="ACE-0x1d4cfd8" table:style-name="ACOL-0" table:number-columns-repeated="255"/>
        <table:table-row table:style-name="AROW-0">
          <table:table-cell table:number-columns-repeated="256" table:style-name="ACE-0x1d4cfd8"/>
        </table:table-row>
        <table:table-row table:style-name="AROW-0">
          <table:table-cell table:number-columns-repeated="256" table:style-name="ACE-0x1d4cfd8"/>
        </table:table-row>
        <table:table-row table:style-name="AROW-0" table:number-rows-repeated="65534">
          <table:table-cell table:number-columns-repeated="256" table:style-name="ACE-0x1d4cfd8"/>
        </table:table-row>
        <table:named-expressions>
          <table:named-expression table:name="Print_Area" table:expression="of:=#REF!" table:base-cell-address="$'Sheet3'.$A$1"/>
          <table:named-expression table:name="Sheet_Title" table:expression="of:=&quot;Sheet3&quot;" table:base-cell-address="$'Sheet3'.$A$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tyles>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default-style>
    <style:default-style style:family="table-column">
      <style:table-column-properties style:column-width="48.00pt" style:use-optimal-column-width="true"/>
    </style:default-style>
    <style:default-style style:family="table-row">
      <style:table-row-properties style:row-height="12.75pt" style:use-optimal-row-height="true"/>
    </style:default-style>
  </office:styles>
  <office:automatic-styles>
    <style:page-layout style:name="pl-0x1c20e7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style:header-style>
        <style:header-footer-properties fo:border="none" style:shadow="none" fo:padding="0.00pt" fo:margin="0.00pt" fo:min-height="48.00pt" svg:height="48.00pt" style:dynamic-spacing="true"/>
      </style:header-style>
      <style:footer-style>
        <style:header-footer-properties fo:border="none" style:shadow="none" fo:padding="0.00pt" fo:margin="0.00pt" fo:min-height="48.00pt" svg:height="48.00pt" style:dynamic-spacing="true"/>
      </style:footer-style>
    </style:page-layout>
    <style:page-layout style:name="pl-0x1d9f22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style:header-style>
        <style:header-footer-properties fo:border="none" style:shadow="none" fo:padding="0.00pt" fo:margin="0.00pt" fo:min-height="48.00pt" svg:height="48.00pt" style:dynamic-spacing="true"/>
      </style:header-style>
      <style:footer-style>
        <style:header-footer-properties fo:border="none" style:shadow="none" fo:padding="0.00pt" fo:margin="0.00pt" fo:min-height="48.00pt" svg:height="48.00pt" style:dynamic-spacing="true"/>
      </style:footer-style>
    </style:page-layout>
    <style:page-layout style:name="pl-0x21f32b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style:header-style>
        <style:header-footer-properties fo:border="none" style:shadow="none" fo:padding="0.00pt" fo:margin="0.00pt" fo:min-height="48.00pt" svg:height="48.00pt" style:dynamic-spacing="true"/>
      </style:header-style>
      <style:footer-style>
        <style:header-footer-properties fo:border="none" style:shadow="none" fo:padding="0.00pt" fo:margin="0.00pt" fo:min-height="48.00pt" svg:height="48.00pt" style:dynamic-spacing="true"/>
      </style:footer-style>
    </style:page-layout>
  </office:automatic-styles>
  <office:master-styles>
    <style:master-page style:name="ta-mp-0x1be0210" style:display-name="Sheet1" style:page-layout-name="pl-0x1c20e7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0x1be0400" style:display-name="Sheet2" style:page-layout-name="pl-0x1d9f22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0x1be05f0" style:display-name="Sheet3" style:page-layout-name="pl-0x21f32b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1-12-30T01:53:45Z</dc:date>
    <meta:creation-date>2011-10-22T03:16:37Z</meta:creation-date>
    <meta:generator>gnumeric/1.10.17</meta:generator>
  </office:meta>
</office:document-meta>
</file>